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126.99pt"/>
    </style:style>
    <style:style style:name="co3" style:family="table-column">
      <style:table-column-properties fo:break-before="auto" style:column-width="100.01pt"/>
    </style:style>
    <style:style style:name="co4" style:family="table-column">
      <style:table-column-properties fo:break-before="auto" style:column-width="179.04pt"/>
    </style:style>
    <style:style style:name="co6" style:family="table-column">
      <style:table-column-properties fo:break-before="auto" style:column-width="142.81pt"/>
    </style:style>
    <style:style style:name="co5" style:family="table-column">
      <style:table-column-properties fo:break-before="auto" style:column-width="59.75pt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ta4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9" style:family="table-cell" style:parent-style-name="Default" style:data-style-name="N1012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1" style:family="table-cell" style:parent-style-name="Default">
      <style:table-cell-properties style:diagonal-bl-tr="none" style:diagonal-tl-br="none" fo:border="0.74pt solid #000000" style:rotation-align="none"/>
    </style:style>
    <style:style style:name="ce2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 style:data-style-name="N1012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2" style:family="table-cell" style:parent-style-name="Default">
      <style:table-cell-properties style:diagonal-bl-tr="none" style:diagonal-tl-br="none" fo:border="0.74pt solid #000000" style:rotation-align="none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ce14"/>
        <table:table-column table:style-name="co4" table:default-cell-style-name="Default"/>
        <table:table-column table:style-name="co6" table:default-cell-style-name="Default"/>
        <table:table-column table:style-name="co5" table:number-columns-repeated="1020" table:default-cell-style-name="Default"/>
        <table:table-row table:style-name="ro2">
          <table:table-cell table:style-name="ce10" office:value-type="date" office:date-value="2009-12-09" calcext:value-type="date">
            <text:p>12/9/2009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5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3">
          <table:table-cell table:style-name="ce10" office:value-type="date" office:date-value="2010-02-24" calcext:value-type="date">
            <text:p>2/24/2010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6" office:value-type="float" office:value="-73.69084" calcext:value-type="float">
            <text:p>-73.69084</text:p>
          </table:table-cell>
          <table:table-cell table:style-name="ce18" table:number-columns-repeated="1020"/>
        </table:table-row>
        <table:table-row table:style-name="ro2">
          <table:table-cell table:style-name="ce10" office:value-type="date" office:date-value="2011-01-12" calcext:value-type="date">
            <text:p>1/12/2011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7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2">
          <table:table-cell table:style-name="ce10" office:value-type="date" office:date-value="2011-01-18" calcext:value-type="date">
            <text:p>1/18/2011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6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2">
          <table:table-cell table:style-name="ce10" office:value-type="date" office:date-value="2011-02-02" calcext:value-type="date">
            <text:p>2/2/2011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7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2">
          <table:table-cell table:style-name="ce10" office:value-type="date" office:date-value="2011-03-07" calcext:value-type="date">
            <text:p>3/7/2011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7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2">
          <table:table-cell table:style-name="ce10" office:value-type="date" office:date-value="2012-03-01" calcext:value-type="date">
            <text:p>3/1/2012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7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2">
          <table:table-cell table:style-name="ce10" office:value-type="date" office:date-value="2013-01-16" calcext:value-type="date">
            <text:p>1/16/2013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7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2">
          <table:table-cell table:style-name="ce10" office:value-type="date" office:date-value="2013-02-08" calcext:value-type="date">
            <text:p>2/8/2013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7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2">
          <table:table-cell table:style-name="ce10" office:value-type="date" office:date-value="2014-01-02" calcext:value-type="date">
            <text:p>1/2/2014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7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2">
          <table:table-cell table:style-name="ce10" office:value-type="date" office:date-value="2014-01-03" calcext:value-type="date">
            <text:p>1/3/2014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7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2">
          <table:table-cell table:style-name="ce10" office:value-type="date" office:date-value="2014-02-05" calcext:value-type="date">
            <text:p>2/5/2014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7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2">
          <table:table-cell table:style-name="ce10" office:value-type="date" office:date-value="2014-02-06" calcext:value-type="date">
            <text:p>2/6/2014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7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2">
          <table:table-cell table:style-name="ce10" office:value-type="date" office:date-value="2014-02-14" calcext:value-type="date">
            <text:p>2/14/2014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7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2">
          <table:table-cell table:style-name="ce10" office:value-type="date" office:date-value="2014-12-11" calcext:value-type="date">
            <text:p>12/11/2014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7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2">
          <table:table-cell table:style-name="ce10" office:value-type="date" office:date-value="2015-01-08" calcext:value-type="date">
            <text:p>1/8/2015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7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2">
          <table:table-cell table:style-name="ce10" office:value-type="date" office:date-value="2015-01-09" calcext:value-type="date">
            <text:p>1/9/2015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7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2">
          <table:table-cell table:style-name="ce10" office:value-type="date" office:date-value="2015-01-12" calcext:value-type="date">
            <text:p>1/12/2015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7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2">
          <table:table-cell table:style-name="ce10" office:value-type="date" office:date-value="2015-01-27" calcext:value-type="date">
            <text:p>1/27/2015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7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2">
          <table:table-cell table:style-name="ce10" office:value-type="date" office:date-value="2015-02-02" calcext:value-type="date">
            <text:p>2/2/2015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7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2">
          <table:table-cell table:style-name="ce10" office:value-type="date" office:date-value="2015-02-03" calcext:value-type="date">
            <text:p>2/3/2015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7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2">
          <table:table-cell table:style-name="ce10" office:value-type="date" office:date-value="2015-02-09" calcext:value-type="date">
            <text:p>2/9/2015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7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2">
          <table:table-cell table:style-name="ce10" office:value-type="date" office:date-value="2015-02-10" calcext:value-type="date">
            <text:p>2/10/2015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7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2">
          <table:table-cell table:style-name="ce10" office:value-type="date" office:date-value="2016-02-09" calcext:value-type="date">
            <text:p>2/9/2016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7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2">
          <table:table-cell table:style-name="ce10" office:value-type="date" office:date-value="2016-04-04" calcext:value-type="date">
            <text:p>4/4/2016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7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2">
          <table:table-cell table:style-name="ce10" office:value-type="date" office:date-value="2016-12-12" calcext:value-type="date">
            <text:p>12/12/2016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7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2">
          <table:table-cell table:style-name="ce10" office:value-type="date" office:date-value="2017-01-18" calcext:value-type="date">
            <text:p>1/18/2017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7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2">
          <table:table-cell table:style-name="ce10" office:value-type="date" office:date-value="2017-01-24" calcext:value-type="date">
            <text:p>1/24/2017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7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2">
          <table:table-cell table:style-name="ce10" office:value-type="date" office:date-value="2017-01-25" calcext:value-type="date">
            <text:p>1/25/2017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7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2">
          <table:table-cell table:style-name="ce10" office:value-type="date" office:date-value="2017-02-01" calcext:value-type="date">
            <text:p>2/1/2017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7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2">
          <table:table-cell table:style-name="ce10" office:value-type="date" office:date-value="2017-02-09" calcext:value-type="date">
            <text:p>2/9/2017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7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2">
          <table:table-cell table:style-name="ce10" office:value-type="date" office:date-value="2017-02-13" calcext:value-type="date">
            <text:p>2/13/2017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7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2">
          <table:table-cell table:style-name="ce10" office:value-type="date" office:date-value="2017-03-14" calcext:value-type="date">
            <text:p>3/14/2017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7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2">
          <table:table-cell table:style-name="ce10" office:value-type="date" office:date-value="2017-03-15" calcext:value-type="date">
            <text:p>3/15/2017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7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2">
          <table:table-cell table:style-name="ce10" office:value-type="date" office:date-value="2017-12-22" calcext:value-type="date">
            <text:p>12/22/2017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7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2">
          <table:table-cell table:style-name="ce10" office:value-type="date" office:date-value="2018-01-04" calcext:value-type="date">
            <text:p>1/4/2018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7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2">
          <table:table-cell table:style-name="ce10" office:value-type="date" office:date-value="2018-01-05" calcext:value-type="date">
            <text:p>1/5/2018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7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2">
          <table:table-cell table:style-name="ce10" office:value-type="date" office:date-value="2018-01-17" calcext:value-type="date">
            <text:p>1/17/2018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7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2">
          <table:table-cell table:style-name="ce10" office:value-type="date" office:date-value="2018-02-05" calcext:value-type="date">
            <text:p>2/5/2018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7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2">
          <table:table-cell table:style-name="ce10" office:value-type="date" office:date-value="2018-02-07" calcext:value-type="date">
            <text:p>2/7/2018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7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2">
          <table:table-cell table:style-name="ce10" office:value-type="date" office:date-value="2018-02-08" calcext:value-type="date">
            <text:p>2/8/2018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7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2">
          <table:table-cell table:style-name="ce10" office:value-type="date" office:date-value="2018-03-02" calcext:value-type="date">
            <text:p>3/2/2018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7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2">
          <table:table-cell table:style-name="ce10" office:value-type="date" office:date-value="2018-03-07" calcext:value-type="date">
            <text:p>3/7/2018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7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2">
          <table:table-cell table:style-name="ce10" office:value-type="date" office:date-value="2018-03-08" calcext:value-type="date">
            <text:p>3/8/2018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7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2">
          <table:table-cell table:style-name="ce10" office:value-type="date" office:date-value="2018-03-13" calcext:value-type="date">
            <text:p>3/13/2018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7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2">
          <table:table-cell table:style-name="ce10" office:value-type="date" office:date-value="2018-03-14" calcext:value-type="date">
            <text:p>3/14/2018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7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2">
          <table:table-cell table:style-name="ce10" office:value-type="date" office:date-value="2018-11-16" calcext:value-type="date">
            <text:p>11/16/2018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7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2">
          <table:table-cell table:style-name="ce10" office:value-type="date" office:date-value="2018-11-27" calcext:value-type="date">
            <text:p>11/27/2018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7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2">
          <table:table-cell table:style-name="ce10" office:value-type="date" office:date-value="2019-01-22" calcext:value-type="date">
            <text:p>1/22/2019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7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2">
          <table:table-cell table:style-name="ce10" office:value-type="date" office:date-value="2019-01-30" calcext:value-type="date">
            <text:p>1/30/2019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7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2">
          <table:table-cell table:style-name="ce10" office:value-type="date" office:date-value="2019-01-31" calcext:value-type="date">
            <text:p>1/31/2019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7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2">
          <table:table-cell table:style-name="ce10" office:value-type="date" office:date-value="2019-02-12" calcext:value-type="date">
            <text:p>2/12/2019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7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2">
          <table:table-cell table:style-name="ce10" office:value-type="date" office:date-value="2019-02-13" calcext:value-type="date">
            <text:p>2/13/2019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7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2">
          <table:table-cell table:style-name="ce10" office:value-type="date" office:date-value="2019-02-28" calcext:value-type="date">
            <text:p>2/28/2019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7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2">
          <table:table-cell table:style-name="ce10" office:value-type="date" office:date-value="2019-03-04" calcext:value-type="date">
            <text:p>3/4/2019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42.624511" calcext:value-type="float">
            <text:p>42.624511</text:p>
          </table:table-cell>
          <table:table-cell table:style-name="ce17" office:value-type="float" office:value="-73.69084" calcext:value-type="float">
            <text:p>-73.69084</text:p>
          </table:table-cell>
          <table:table-cell table:number-columns-repeated="1020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table:style-name="ce11"/>
          <table:table-cell table:style-name="ce12"/>
          <table:table-cell table:number-columns-repeated="1022"/>
        </table:table-row>
        <table:table-row table:style-name="ro2" table:number-rows-repeated="9">
          <table:table-cell/>
          <table:table-cell table:style-name="Default"/>
          <table:table-cell table:number-columns-repeated="1022"/>
        </table:table-row>
        <table:table-row table:style-name="ro2" table:number-rows-repeated="3">
          <table:table-cell table:style-name="ce12"/>
          <table:table-cell table:style-name="Default"/>
          <table:table-cell table:number-columns-repeated="1022"/>
        </table:table-row>
        <table:table-row table:style-name="ro2">
          <table:table-cell table:style-name="ce12"/>
          <table:table-cell table:style-name="ce11"/>
          <table:table-cell table:style-name="ce12"/>
          <table:table-cell table:number-columns-repeated="1021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5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5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9">00/00/0000</text:date>, <text:time style:data-style-name="N2" text:time-value="10:52:08.7004488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print-date>2019-07-16T13:55:09</meta:print-date>
    <meta:creation-date>2019-07-16T13:30:40</meta:creation-date>
    <dc:date>2019-07-25T07:27:26.313565687</dc:date>
    <meta:generator>LibreOffice/6.2.5.2$Linux_X86_64 LibreOffice_project/a887734edd14b7c31b8ab527c0422d03c5e16f8b</meta:generator>
    <meta:editing-duration>PT9M48S</meta:editing-duration>
    <meta:editing-cycles>4</meta:editing-cycles>
    <meta:document-statistic meta:table-count="3" meta:cell-count="220" meta:object-count="0"/>
    <meta:user-defined meta:name="AppVersion">16.0300</meta:user-defined>
    <meta:user-defined meta:name="Company">East Greenbush Central S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